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9cm" style:rel-column-width="6551*"/>
    </style:style>
    <style:style style:name="Table1.B" style:family="table-column">
      <style:table-column-properties style:column-width="1.7cm" style:rel-column-width="6554*"/>
    </style:style>
    <style:style style:name="Table1.D" style:family="table-column">
      <style:table-column-properties style:column-width="1.7cm" style:rel-column-width="6553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J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ext_20_body">
      <style:text-properties officeooo:rsid="001e75aa" officeooo:paragraph-rsid="0020c999"/>
    </style:style>
    <style:style style:name="P4" style:family="paragraph" style:parent-style-name="Text_20_body">
      <style:text-properties officeooo:rsid="00284992" officeooo:paragraph-rsid="00356cf9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4pt" style:font-size-asian="14pt" style:font-size-complex="14pt"/>
    </style:style>
    <style:style style:name="P6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Manager" text:name="tr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project.manager"/>
        <text:user-field-decl office:value-type="string" office:string-value="taskstatus" text:name="table1"/>
        <text:user-field-decl office:value-type="string" office:string-value="Name" text:name="table1.name"/>
        <text:user-field-decl office:value-type="string" office:string-value="% Completed" text:name="table1.completed"/>
        <text:user-field-decl office:value-type="string" office:string-value="Status" text:name="table1.status"/>
        <text:user-field-decl office:value-type="string" office:string-value="Planned Effort" text:name="table1.plannedeffort"/>
        <text:user-field-decl office:value-type="string" office:string-value="Actual Effort" text:name="table1.actualeffort"/>
        <text:user-field-decl office:value-type="string" office:string-value="Planned Cost" text:name="table1.plannedcost"/>
        <text:user-field-decl office:value-type="string" office:string-value="Actual Cost" text:name="table1.actualcost"/>
        <text:user-field-decl office:value-type="string" office:string-value="Remaining Effort" text:name="table1.remainingeffort"/>
        <text:user-field-decl office:value-type="string" office:string-value="Actual Start" text:name="table1.actualstart"/>
        <text:user-field-decl office:value-type="string" office:string-value="Actual Finish" text:name="table1.actualfinish"/>
      </text:user-field-decls>
      <text:p text:style-name="P4"><text:user-field-get text:name="table1">taskstatus</text:user-field-get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2"><text:user-field-get text:name="table1.name">Name</text:user-field-get></text:p>
            </table:table-cell>
            <table:table-cell table:style-name="Table1.A1" office:value-type="string">
              <text:p text:style-name="P5"><text:user-field-get text:name="table1.status">Status</text:user-field-get></text:p>
            </table:table-cell>
            <table:table-cell table:style-name="Table1.A1" office:value-type="string">
              <text:p text:style-name="P2"><text:user-field-get text:name="table1.completed">% Completed</text:user-field-get></text:p>
            </table:table-cell>
            <table:table-cell table:style-name="Table1.A1" office:value-type="string">
              <text:p text:style-name="P2"><text:user-field-get text:name="table1.plannedeffort">Planned Effort</text:user-field-get></text:p>
            </table:table-cell>
            <table:table-cell table:style-name="Table1.A1" office:value-type="string">
              <text:p text:style-name="P2"><text:user-field-get text:name="table1.actualeffort">Actual Effort</text:user-field-get></text:p>
            </table:table-cell>
            <table:table-cell table:style-name="Table1.A1" office:value-type="string">
              <text:p text:style-name="P2"><text:user-field-get text:name="table1.remainingeffort">Remaining Effort</text:user-field-get></text:p>
            </table:table-cell>
            <table:table-cell table:style-name="Table1.A1" office:value-type="string">
              <text:p text:style-name="P2"><text:user-field-get text:name="table1.plannedcost">Planned Cost</text:user-field-get></text:p>
            </table:table-cell>
            <table:table-cell table:style-name="Table1.A1" office:value-type="string">
              <text:p text:style-name="P2"><text:user-field-get text:name="table1.actualcost">Actual Cost</text:user-field-get></text:p>
            </table:table-cell>
            <table:table-cell table:style-name="Table1.A1" office:value-type="string">
              <text:p text:style-name="P2"><text:user-field-get text:name="table1.actualstart">Actual Start</text:user-field-get></text:p>
            </table:table-cell>
            <table:table-cell table:style-name="Table1.J1" office:value-type="string">
              <text:p text:style-name="P2"><text:user-field-get text:name="table1.actualfinish">Actual Finish</text:user-field-get></text:p>
            </table:table-cell>
          </table:table-row>
        </table:table-header-rows>
        <table:table-row>
          <table:table-cell table:style-name="Table1.A2" office:value-type="string">
            <text:p text:style-name="Table_20_Contents"><text:user-field-get text:name="table1.name">Name</text:user-field-get></text:p>
          </table:table-cell>
          <table:table-cell table:style-name="Table1.B2" office:value-type="string">
            <text:p text:style-name="Table_20_Contents"><text:user-field-get text:name="table1.status">Status</text:user-field-get></text:p>
          </table:table-cell>
          <table:table-cell table:style-name="Table1.C2" office:value-type="string">
            <text:p text:style-name="Table_20_Contents"><text:user-field-get text:name="table1.completed">% Completed</text:user-field-get></text:p>
          </table:table-cell>
          <table:table-cell table:style-name="Table1.D2" office:value-type="string">
            <text:p text:style-name="Table_20_Contents"><text:user-field-get text:name="table1.plannedeffort">Planned Effort</text:user-field-get></text:p>
          </table:table-cell>
          <table:table-cell table:style-name="Table1.E2" office:value-type="string">
            <text:p text:style-name="Table_20_Contents"><text:user-field-get text:name="table1.actualeffort">Actual Effort</text:user-field-get></text:p>
          </table:table-cell>
          <table:table-cell table:style-name="Table1.F2" office:value-type="string">
            <text:p text:style-name="Table_20_Contents"><text:user-field-get text:name="table1.remainingeffort">Remaining Effort</text:user-field-get></text:p>
          </table:table-cell>
          <table:table-cell table:style-name="Table1.G2" office:value-type="string">
            <text:p text:style-name="Table_20_Contents"><text:user-field-get text:name="table1.plannedcost">Planned Cost</text:user-field-get></text:p>
          </table:table-cell>
          <table:table-cell table:style-name="Table1.H2" office:value-type="string">
            <text:p text:style-name="Table_20_Contents"><text:user-field-get text:name="table1.actualcost">Actual Cost</text:user-field-get></text:p>
          </table:table-cell>
          <table:table-cell table:style-name="Table1.I2" office:value-type="string">
            <text:p text:style-name="Table_20_Contents"><text:user-field-get text:name="table1.actualstart">Actual Start</text:user-field-get></text:p>
          </table:table-cell>
          <table:table-cell table:style-name="Table1.J2" office:value-type="string">
            <text:p text:style-name="Table_20_Contents"><text:user-field-get text:name="table1.actualfinish">Actual Finish</text:user-field-get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0.901cm"/>
    </style:style>
    <style:style style:name="Table3.B" style:family="table-column">
      <style:table-column-properties style:column-width="1.799cm"/>
    </style:style>
    <style:style style:name="Table3.C" style:family="table-column">
      <style:table-column-properties style:column-width="4.31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MP2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text:user-field-get text:name="tr.project">Project</text:user-field-get></text:p>
            </table:table-cell>
            <table:table-cell table:style-name="Table3.A1" office:value-type="string">
              <text:p text:style-name="MP1"><text:user-field-get text:name="tr.schedule">Schedule</text:user-field-get></text:p>
            </table:table-cell>
            <table:table-cell table:style-name="Table3.C1" office:value-type="string">
              <text:p text:style-name="MP1"><text:user-field-get text:name="tr.manager">Manager</text:user-field-get></text:p>
            </table:table-cell>
          </table:table-row>
          <table:table-row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2"><text:page-number text:select-page="current">1</text:page-number></text:p>
            </table:table-cell>
          </table:table-row>
          <table:table-row>
            <table:table-cell table:style-name="Table2.A2" office:value-type="string"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22:41.902516529</meta:creation-date>
    <dc:date>2017-05-31T13:20:06.333641947</dc:date>
    <meta:editing-duration>PT16H36M39S</meta:editing-duration>
    <meta:editing-cycles>36</meta:editing-cycles>
    <meta:generator>LibreOffice/5.1.6.2$Linux_X86_64 LibreOffice_project/10m0$Build-2</meta:generator>
    <meta:document-statistic meta:table-count="3" meta:image-count="0" meta:object-count="0" meta:page-count="1" meta:paragraph-count="28" meta:word-count="44" meta:character-count="272" meta:non-whitespace-character-count="256"/>
  </office:meta>
</office:document-meta>
</file>